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margin-top="0cm" fo:margin-bottom="0.423cm" loext:contextual-spacing="false" fo:line-height="100%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top="0cm" fo:margin-bottom="0.423cm" loext:contextual-spacing="false" fo:line-height="100%"/>
      <style:text-properties fo:font-size="14pt" style:font-size-asian="14pt" style:font-size-complex="14pt"/>
    </style:style>
    <style:style style:name="P5" style:family="paragraph" style:parent-style-name="Standard">
      <style:paragraph-properties fo:margin-top="0cm" fo:margin-bottom="0.423cm" loext:contextual-spacing="false" fo:line-height="100%"/>
    </style:style>
    <style:style style:name="P6" style:family="paragraph" style:parent-style-name="Standard" style:master-page-name="Standard">
      <style:paragraph-properties fo:text-align="center" style:justify-single-word="false" style:page-number="1"/>
      <style:text-properties fo:font-size="18pt" style:font-size-asian="18pt" style:font-size-complex="18pt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paragraph-properties fo:margin-top="0cm" fo:margin-bottom="0.423cm" loext:contextual-spacing="false" fo:line-height="100%"/>
      <style:text-properties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margin-top="0cm" fo:margin-bottom="0.423cm" loext:contextual-spacing="false" fo:line-height="100%"/>
      <style:text-properties fo:font-size="14pt" style:font-size-asian="14pt" style:font-size-complex="14pt"/>
    </style:style>
    <style:style style:name="P10" style:family="paragraph" style:parent-style-name="Standard" style:list-style-name="WWNum1">
      <style:paragraph-properties fo:margin-left="1.27cm" fo:margin-right="0cm" fo:margin-top="0cm" fo:margin-bottom="0cm" loext:contextual-spacing="false" fo:line-height="100%" fo:text-indent="-0.635cm" style:auto-text-indent="false"/>
      <style:text-properties fo:font-size="14pt" style:font-size-asian="14pt" style:font-size-complex="14pt"/>
    </style:style>
    <style:style style:name="P11" style:family="paragraph" style:parent-style-name="Standard" style:list-style-name="WWNum1">
      <style:paragraph-properties fo:margin-left="1.27cm" fo:margin-right="0cm" fo:margin-top="0cm" fo:margin-bottom="0.423cm" loext:contextual-spacing="false" fo:line-height="100%" fo:text-indent="-0.635cm" style:auto-text-indent="false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lantilla de Game Design Document</text:p>
      <text:p text:style-name="P1"/>
      <text:p text:style-name="P2">Es un documento que muestra toda la información necesaria sobre el juego. Desde argumento, mecánicas, estilo artístico, sonido, herramientas a usar, posibles tiempos necesarios para cada parte de la creación del videojuego, etc.</text:p>
      <text:p text:style-name="P2"/>
      <text:p text:style-name="P2">Siempre se debería actualizar para marcar los progresos obtenidos. Sirve para que todo el equipo tenga claro la sensación que quiere reflejar el videojuego y mantenga una mayor consistencia creativa.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Intro</text:p>
      <text:p text:style-name="P5"><text:span text:style-name="T1">Una descripción muy breve del videojuego, sólamente un párrafo. También es llamado </text:span><text:span text:style-name="T2">Elevator Pitch. </text:span><text:span text:style-name="T1">Debe explicarse el juego en 7 segundos, imaginad que estáis en un ascensor con un publisher y quieres venderle la idea en ese corto plazo. Lo más importante es capturar lo que quiere hacer sentir, nada de decir </text:span><text:span text:style-name="T2">será el mejor juego de disparos</text:span><text:span text:style-name="T1">, se pierden segundos.</text:span></text:p>
      <text:p text:style-name="P4">Ejemplo:</text:p>
      <text:p text:style-name="P4">Wring &amp; Smash es un videojuego del género Defiende la Torre, ambientado en un mundo cartoonizado dónde los animales del bosque pretenden derribar la fábrica que contamina su espacio, y nosotros deberemos defenderla.</text:p>
      <text:p text:style-name="P4"/>
      <text:p text:style-name="P3">Los dos siguientes puntos sólo se deberán rellenar si la carga narrativa es de gran importancia en nuestro juego.</text:p>
      <text:p text:style-name="P3">Descripción de los personajes</text:p>
      <text:p text:style-name="P4">Explicar cómo son los personajes principales. Qué rol tienen dentro del juego, sus objetivos y por qué.</text:p>
      <text:p text:style-name="P4"/>
      <text:p text:style-name="P3">Argumento</text:p>
      <text:p text:style-name="P4">Explicar el mundo en el que se encuentra el juego, qué antecedentes tiene, cuál es el papel del jugador en todo ello y demás información relevante tanto para arte como diseño.</text:p>
      <text:p text:style-name="P3"/>
      <text:p text:style-name="P3">Descripción del Gameplay</text:p>
      <text:p text:style-name="P4">Explicaremos los distintos modos de juego con los que contamos, tipos de mecánicas, sistemas con los que contamos, objetivo principal, condiciones de victoria y derrota, etc. Tiene que ser relativamente breve.</text:p>
      <text:p text:style-name="P4"/>
      <text:p text:style-name="P3"/>
      <text:p text:style-name="P3"/>
      <text:p text:style-name="P3"><text:soft-page-break/>Estilo Artístico</text:p>
      <text:p text:style-name="P4">Una descripción breve sobre cómo es el estilo artístico. La mejor manera de describir una estética es buscando imágenes de referencia y pegándolas aquí. Sed realistas, elegid una estética que se pueda conseguir o que se puedan buscar assets para cubrir esas carencias. Lo importante dentro del arte de un videojuego es que siga una línea de coherencia.</text:p>
      <text:p text:style-name="P4"/>
      <text:p text:style-name="P3">Requerimientos técnicos</text:p>
      <text:p text:style-name="P4">¿Qué programas vamos a usar? ¿Cómo compartiremos archivos? ¿Qué tipos de sistemas serán necesarios dentro de nuestro juego?</text:p>
      <text:p text:style-name="P4">Ejemplo:</text:p>
      <text:p text:style-name="P4">Unity, Blender, Photoshop, Trello, Google Drive, etc.</text:p>
      <text:p text:style-name="P4">Para compartir archivos GitHub y SourceTree.</text:p>
      <text:p text:style-name="P4">Sistemas del Juego:</text:p>
      <text:list xml:id="list1678579605" text:style-name="WWNum1">
        <text:list-item>
          <text:p text:style-name="P10">Sistema de Guardado.</text:p>
        </text:list-item>
        <text:list-item>
          <text:p text:style-name="P10">Sistema de Físicas.</text:p>
        </text:list-item>
        <text:list-item>
          <text:p text:style-name="P10">Sistema de Creación de Oleadas.</text:p>
        </text:list-item>
        <text:list-item>
          <text:p text:style-name="P11">Etc.</text:p>
        </text:list-item>
      </text:list>
      <text:p text:style-name="P3"/>
      <text:p text:style-name="P3">Assets a Crear y Utilizar</text:p>
      <text:p text:style-name="P4">Deberemos describir todas las necesidades artísticas que tendrá el videojuego, ya sea de UI, 2D, Fuentes de Texto, Sonidos, Animaciones, etc.</text:p>
      <text:p text:style-name="P4"/>
      <text:p text:style-name="P3">Bucle de Juego / Flujo del Programa</text:p>
      <text:p text:style-name="P5"><text:span text:style-name="T1">Aquí mostramos con un diagrama tanto el flujo del programa, desde inicio, menú principal, opciones, etc. como el </text:span><text:span text:style-name="T2">Core Loop</text:span><text:span text:style-name="T1"> del juego.</text:span></text:p>
      <text:p text:style-name="P4"/>
      <text:p text:style-name="P3"/>
      <text:p text:style-name="P3"><text:soft-page-break/>Cálculo de Tareas y Tiempos</text:p>
      <text:p text:style-name="P4">Aquí se pondrá paso a paso qué tareas se desempeñarán, en qué días y cuánto creemos que tardamos en realizarlas. Haremos un planteamiento inicial </text:p>
      <text:p text:style-name="P4"/>
      <text:p text:style-name="P3">Miscelánea</text:p>
      <text:p text:style-name="P4">Todo aquello que no hemos encontrado un lugar previamente acabará aquí. Posibles ideas, experimentos, etc. Cosas interesantes que podrían implementarse de contar con tiemp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7T10:09:38.570000000</dc:date>
    <meta:editing-duration>PT1M18S</meta:editing-duration>
    <meta:editing-cycles>1</meta:editing-cycles>
    <meta:generator>LibreOffice/6.0.4.2$Windows_X86_64 LibreOffice_project/9b0d9b32d5dcda91d2f1a96dc04c645c450872bf</meta:generator>
    <meta:document-statistic meta:table-count="0" meta:image-count="0" meta:object-count="0" meta:page-count="4" meta:paragraph-count="34" meta:word-count="492" meta:character-count="3119" meta:non-whitespace-character-count="2664"/>
  </office:meta>
</office:document-meta>
</file>